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" svg:font-family="arial, sans-serif-light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fo:font-style="italic" officeooo:rsid="000371dd" officeooo:paragraph-rsid="000651c7" style:font-style-asian="italic" style:font-style-complex="italic"/>
    </style:style>
    <style:style style:name="P2" style:family="paragraph" style:parent-style-name="Preformatted_20_Text" style:list-style-name="L2">
      <style:paragraph-properties fo:margin-top="0cm" fo:margin-bottom="0.499cm" loext:contextual-spacing="false" fo:text-align="start" style:justify-single-word="false" fo:orphans="2" fo:widows="2"/>
      <style:text-properties officeooo:paragraph-rsid="000cb0a5"/>
    </style:style>
    <style:style style:name="P3" style:family="paragraph" style:parent-style-name="Preformatted_20_Text" style:list-style-name="L4">
      <style:paragraph-properties fo:margin-top="0cm" fo:margin-bottom="0.499cm" loext:contextual-spacing="false" fo:text-align="start" style:justify-single-word="false" fo:orphans="2" fo:widows="2"/>
    </style:style>
    <style:style style:name="P4" style:family="paragraph" style:parent-style-name="Preformatted_20_Text" style:list-style-name="L2">
      <style:paragraph-properties fo:text-align="start" style:justify-single-word="false" fo:orphans="2" fo:widows="2"/>
      <style:text-properties officeooo:paragraph-rsid="000cb0a5"/>
    </style:style>
    <style:style style:name="P5" style:family="paragraph" style:parent-style-name="Preformatted_20_Text" style:list-style-name="L4">
      <style:paragraph-properties fo:text-align="start" style:justify-single-word="false" fo:orphans="2" fo:widows="2"/>
      <style:text-properties officeooo:paragraph-rsid="000cb0a5"/>
    </style:style>
    <style:style style:name="P6" style:family="paragraph" style:parent-style-name="Standard">
      <style:text-properties officeooo:rsid="000371dd" officeooo:paragraph-rsid="000371dd"/>
    </style:style>
    <style:style style:name="P7" style:family="paragraph" style:parent-style-name="Standard">
      <style:text-properties officeooo:rsid="000371dd" officeooo:paragraph-rsid="000461b5"/>
    </style:style>
    <style:style style:name="P8" style:family="paragraph" style:parent-style-name="Standard" style:list-style-name="L1">
      <style:text-properties officeooo:rsid="000371dd" officeooo:paragraph-rsid="000651c7"/>
    </style:style>
    <style:style style:name="P9" style:family="paragraph" style:parent-style-name="Standard">
      <style:text-properties fo:font-style="italic" officeooo:rsid="000371dd" officeooo:paragraph-rsid="000371dd" style:font-style-asian="italic" style:font-style-complex="italic"/>
    </style:style>
    <style:style style:name="P10" style:family="paragraph" style:parent-style-name="Standard">
      <style:text-properties fo:font-style="italic" officeooo:rsid="000461b5" officeooo:paragraph-rsid="000461b5" style:font-style-asian="italic" style:font-style-complex="italic"/>
    </style:style>
    <style:style style:name="P11" style:family="paragraph" style:parent-style-name="Standard" style:list-style-name="L1">
      <style:text-properties fo:font-style="italic" officeooo:rsid="000461b5" officeooo:paragraph-rsid="000651c7" style:font-style-asian="italic" style:font-style-complex="italic"/>
    </style:style>
    <style:style style:name="P12" style:family="paragraph" style:parent-style-name="Standard" style:list-style-name="L1">
      <style:text-properties officeooo:paragraph-rsid="000651c7"/>
    </style:style>
    <style:style style:name="P13" style:family="paragraph" style:parent-style-name="Standard" style:list-style-name="L1">
      <style:text-properties officeooo:paragraph-rsid="0006b031"/>
    </style:style>
    <style:style style:name="P14" style:family="paragraph" style:parent-style-name="Standard">
      <style:text-properties officeooo:paragraph-rsid="000461b5"/>
    </style:style>
    <style:style style:name="P15" style:family="paragraph" style:parent-style-name="Text_20_body">
      <style:text-properties officeooo:paragraph-rsid="000461b5"/>
    </style:style>
    <style:style style:name="P16" style:family="paragraph" style:parent-style-name="Text_20_body" style:list-style-name="L2">
      <style:text-properties fo:font-weight="bold" officeooo:rsid="0005793f" officeooo:paragraph-rsid="0005793f" style:font-weight-asian="bold" style:font-weight-complex="bold"/>
    </style:style>
    <style:style style:name="P17" style:family="paragraph" style:parent-style-name="Text_20_body" style:list-style-name="L2">
      <style:text-properties fo:font-weight="bold" officeooo:rsid="0005793f" officeooo:paragraph-rsid="0006b031" style:font-weight-asian="bold" style:font-weight-complex="bold"/>
    </style:style>
    <style:style style:name="P18" style:family="paragraph" style:parent-style-name="Text_20_body">
      <style:text-properties fo:font-weight="bold" officeooo:rsid="0006b031" officeooo:paragraph-rsid="0006b031" style:font-weight-asian="bold" style:font-weight-complex="bold"/>
    </style:style>
    <style:style style:name="P19" style:family="paragraph" style:parent-style-name="Text_20_body" style:list-style-name="L1">
      <style:text-properties officeooo:rsid="000371dd" officeooo:paragraph-rsid="000651c7"/>
    </style:style>
    <style:style style:name="P20" style:family="paragraph" style:parent-style-name="Text_20_body" style:list-style-name="L2">
      <style:text-properties officeooo:paragraph-rsid="0006b031"/>
    </style:style>
    <style:style style:name="P21" style:family="paragraph" style:parent-style-name="Text_20_body" style:list-style-name="L2">
      <style:text-properties officeooo:paragraph-rsid="0007686f"/>
    </style:style>
    <style:style style:name="P22" style:family="paragraph" style:parent-style-name="Text_20_body" style:list-style-name="L2">
      <style:text-properties officeooo:paragraph-rsid="00090268"/>
    </style:style>
    <style:style style:name="P23" style:family="paragraph" style:parent-style-name="Text_20_body" style:list-style-name="L2">
      <style:text-properties officeooo:paragraph-rsid="000cb0a5"/>
    </style:style>
    <style:style style:name="P24" style:family="paragraph" style:parent-style-name="Text_20_body" style:list-style-name="L2">
      <style:text-properties fo:font-weight="normal" officeooo:paragraph-rsid="0007686f" style:font-weight-asian="normal" style:font-weight-complex="normal"/>
    </style:style>
    <style:style style:name="P25" style:family="paragraph" style:parent-style-name="Text_20_body" style:list-style-name="L2">
      <style:text-properties officeooo:rsid="0007686f" officeooo:paragraph-rsid="0007686f"/>
    </style:style>
    <style:style style:name="P26" style:family="paragraph" style:parent-style-name="Text_20_body" style:list-style-name="L2">
      <style:text-properties fo:font-style="normal" officeooo:paragraph-rsid="0007686f" style:font-style-asian="normal" style:font-style-complex="normal"/>
    </style:style>
    <style:style style:name="P27" style:family="paragraph" style:parent-style-name="Text_20_body" style:list-style-name="L2">
      <style:text-properties fo:font-style="normal" fo:font-weight="bold" officeooo:paragraph-rsid="0006b031" style:font-style-asian="normal" style:font-weight-asian="bold" style:font-style-complex="normal" style:font-weight-complex="bold"/>
    </style:style>
    <style:style style:name="P28" style:family="paragraph" style:parent-style-name="Text_20_body" style:list-style-name="L2">
      <style:text-properties fo:font-style="normal" fo:font-weight="normal" officeooo:rsid="00090268" officeooo:paragraph-rsid="00090268" style:font-style-asian="normal" style:font-weight-asian="normal" style:font-style-complex="normal" style:font-weight-complex="normal"/>
    </style:style>
    <style:style style:name="P29" style:family="paragraph" style:parent-style-name="Text_20_body" style:list-style-name="L2">
      <style:text-properties fo:font-style="normal" fo:font-weight="normal" officeooo:rsid="00098b60" officeooo:paragraph-rsid="00098b60" style:font-style-asian="normal" style:font-weight-asian="normal" style:font-style-complex="normal" style:font-weight-complex="normal"/>
    </style:style>
    <style:style style:name="P30" style:family="paragraph" style:parent-style-name="Text_20_body" style:list-style-name="L2">
      <style:text-properties fo:font-style="normal" fo:font-weight="normal" officeooo:rsid="00098b60" officeooo:paragraph-rsid="000af6be" style:font-style-asian="normal" style:font-weight-asian="normal" style:font-style-complex="normal" style:font-weight-complex="normal"/>
    </style:style>
    <style:style style:name="P31" style:family="paragraph" style:parent-style-name="Text_20_body" style:list-style-name="L2">
      <style:text-properties fo:font-style="normal" fo:font-weight="normal" officeooo:rsid="00098b60" officeooo:paragraph-rsid="000c56b8" style:font-style-asian="normal" style:font-weight-asian="normal" style:font-style-complex="normal" style:font-weight-complex="normal"/>
    </style:style>
    <style:style style:name="P32" style:family="paragraph" style:parent-style-name="Text_20_body" style:list-style-name="L2">
      <style:text-properties fo:font-style="normal" fo:font-weight="normal" officeooo:rsid="000c56b8" officeooo:paragraph-rsid="000c56b8" style:font-style-asian="normal" style:font-weight-asian="normal" style:font-style-complex="normal" style:font-weight-complex="normal"/>
    </style:style>
    <style:style style:name="P33" style:family="paragraph" style:parent-style-name="Text_20_body" style:list-style-name="L4">
      <style:text-properties fo:font-style="normal" fo:font-weight="normal" officeooo:rsid="000cb0a5" officeooo:paragraph-rsid="000cb0a5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officeooo:paragraph-rsid="00090268"/>
    </style:style>
    <style:style style:name="P35" style:family="paragraph" style:parent-style-name="Text_20_body">
      <style:text-properties officeooo:paragraph-rsid="000cb0a5"/>
    </style:style>
    <style:style style:name="P36" style:family="paragraph" style:parent-style-name="Text_20_body" style:list-style-name="L2">
      <style:text-properties officeooo:rsid="000cb0a5" officeooo:paragraph-rsid="000cb0a5"/>
    </style:style>
    <style:style style:name="P37" style:family="paragraph" style:parent-style-name="Text_20_body" style:list-style-name="L4">
      <style:text-properties officeooo:paragraph-rsid="000cb0a5"/>
    </style:style>
    <style:style style:name="T1" style:family="text">
      <style:text-properties fo:font-variant="normal" fo:text-transform="none" fo:color="#333333" style:font-name="Open Sans" fo:font-size="12pt" fo:letter-spacing="normal"/>
    </style:style>
    <style:style style:name="T2" style:family="text">
      <style:text-properties fo:font-variant="normal" fo:text-transform="none" fo:color="#333333" style:font-name="Open Sans" fo:font-size="12pt" fo:letter-spacing="normal" fo:font-style="normal" fo:font-weight="normal" officeooo:rsid="000cb0a5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333333" style:font-name="monospace" fo:font-size="12pt" fo:letter-spacing="normal" fo:font-style="normal" fo:font-weight="normal" officeooo:rsid="000cb0a5" fo:background-color="#eeeeee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333333" style:font-name="monospace" fo:font-size="12pt" fo:letter-spacing="normal" fo:background-color="#eeeeee" loext:char-shading-value="0"/>
    </style:style>
    <style:style style:name="T5" style:family="text">
      <style:text-properties fo:font-variant="normal" fo:text-transform="none" fo:color="#b58900" style:font-name="monospace" fo:font-size="12pt" fo:letter-spacing="normal"/>
    </style:style>
    <style:style style:name="T6" style:family="text">
      <style:text-properties fo:font-variant="normal" fo:text-transform="none" fo:color="#b58900" style:font-name="monospace" fo:font-size="12pt" fo:letter-spacing="normal" fo:font-style="normal" fo:font-weight="normal"/>
    </style:style>
    <style:style style:name="T7" style:family="text">
      <style:text-properties fo:font-variant="normal" fo:text-transform="none" fo:color="#b58900" style:font-name="monospace" fo:font-size="12pt" fo:letter-spacing="normal" fo:font-style="normal" fo:font-weight="normal" fo:background-color="#eeeeee" loext:char-shading-value="0"/>
    </style:style>
    <style:style style:name="T8" style:family="text">
      <style:text-properties fo:font-variant="normal" fo:text-transform="none" fo:color="#b58900" style:font-name="monospace" fo:font-size="12pt" fo:letter-spacing="normal" fo:font-style="normal" fo:font-weight="normal" officeooo:rsid="000cb0a5" fo:background-color="#eeeeee" loext:char-shading-value="0"/>
    </style:style>
    <style:style style:name="T9" style:family="text">
      <style:text-properties fo:font-variant="normal" fo:text-transform="none" fo:color="#b58900" style:font-name="monospace" fo:font-size="12pt" fo:letter-spacing="normal" fo:font-style="normal" fo:font-weight="normal" officeooo:rsid="000371dd"/>
    </style:style>
    <style:style style:name="T10" style:family="text">
      <style:text-properties fo:font-variant="normal" fo:text-transform="none" fo:color="#b58900" style:font-name="monospace" fo:font-size="12pt" fo:letter-spacing="normal" officeooo:rsid="00098b60"/>
    </style:style>
    <style:style style:name="T11" style:family="text">
      <style:text-properties fo:font-variant="normal" fo:text-transform="none" fo:color="#657b83" style:font-name="monospace" fo:font-size="12pt" fo:letter-spacing="normal"/>
    </style:style>
    <style:style style:name="T12" style:family="text">
      <style:text-properties fo:font-variant="normal" fo:text-transform="none" fo:color="#657b83" style:font-name="monospace" fo:font-size="12pt" fo:letter-spacing="normal" fo:font-style="normal" fo:font-weight="normal"/>
    </style:style>
    <style:style style:name="T13" style:family="text">
      <style:text-properties fo:font-variant="normal" fo:text-transform="none" fo:color="#657b83" style:font-name="monospace" fo:font-size="12pt" fo:letter-spacing="normal" fo:font-style="normal" fo:font-weight="normal" fo:background-color="#eeeeee" loext:char-shading-value="0"/>
    </style:style>
    <style:style style:name="T14" style:family="text">
      <style:text-properties fo:font-variant="normal" fo:text-transform="none" fo:color="#657b83" style:font-name="monospace" fo:font-size="12pt" fo:letter-spacing="normal" fo:font-style="normal" fo:font-weight="normal" officeooo:rsid="000461b5" fo:background-color="#eeeeee" loext:char-shading-value="0"/>
    </style:style>
    <style:style style:name="T15" style:family="text">
      <style:text-properties fo:font-variant="normal" fo:text-transform="none" fo:color="#657b83" style:font-name="monospace" fo:font-size="12pt" fo:letter-spacing="normal" fo:font-style="normal" fo:font-weight="normal" officeooo:rsid="000461b5" fo:background-color="#eeeeee" loext:char-shading-value="0" style:font-style-asian="normal" style:font-style-complex="normal"/>
    </style:style>
    <style:style style:name="T16" style:family="text">
      <style:text-properties fo:font-variant="normal" fo:text-transform="none" fo:color="#657b83" style:font-name="monospace" fo:font-size="12pt" fo:letter-spacing="normal" fo:font-style="normal" fo:font-weight="normal" officeooo:rsid="0006b031" fo:background-color="#eeeeee" loext:char-shading-value="0" style:font-style-asian="normal" style:font-style-complex="normal"/>
    </style:style>
    <style:style style:name="T17" style:family="text">
      <style:text-properties fo:font-variant="normal" fo:text-transform="none" fo:color="#657b83" style:font-name="monospace" fo:font-size="12pt" fo:letter-spacing="normal" fo:font-style="normal" fo:font-weight="normal" officeooo:rsid="000cb0a5" fo:background-color="#eeeeee" loext:char-shading-value="0"/>
    </style:style>
    <style:style style:name="T18" style:family="text">
      <style:text-properties fo:font-variant="normal" fo:text-transform="none" fo:color="#657b83" style:font-name="monospace" fo:font-size="12pt" fo:letter-spacing="normal" fo:font-style="normal" fo:font-weight="normal" officeooo:rsid="000461b5" style:font-style-asian="italic" style:font-style-complex="italic"/>
    </style:style>
    <style:style style:name="T19" style:family="text">
      <style:text-properties fo:font-variant="normal" fo:text-transform="none" fo:color="#657b83" style:font-name="monospace" fo:font-size="12pt" fo:letter-spacing="normal" fo:font-style="normal" fo:font-weight="normal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fo:color="#657b83" style:font-name="monospace" fo:font-size="12pt" fo:letter-spacing="normal" fo:font-style="normal" fo:font-weight="normal" officeooo:rsid="0006b031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657b83" style:font-name="monospace" fo:font-size="12pt" fo:letter-spacing="normal" fo:font-style="normal" fo:font-weight="normal" officeooo:rsid="0007686f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fo:color="#657b83" style:font-name="monospace" fo:font-size="12pt" fo:letter-spacing="normal" fo:font-style="normal" fo:font-weight="normal" officeooo:rsid="000c56b8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fo:color="#657b83" style:font-name="monospace" fo:font-size="12pt" fo:letter-spacing="normal" fo:font-style="normal" fo:font-weight="normal" officeooo:rsid="0005793f" style:font-style-asian="italic" style:font-weight-asian="bold" style:font-style-complex="italic" style:font-weight-complex="bold"/>
    </style:style>
    <style:style style:name="T24" style:family="text">
      <style:text-properties fo:font-variant="normal" fo:text-transform="none" fo:color="#657b83" style:font-name="monospace" fo:font-size="12pt" fo:letter-spacing="normal" fo:font-style="normal" fo:font-weight="normal" officeooo:rsid="0006b031" style:font-style-asian="italic" style:font-weight-asian="bold" style:font-style-complex="italic" style:font-weight-complex="bold"/>
    </style:style>
    <style:style style:name="T25" style:family="text">
      <style:text-properties fo:font-variant="normal" fo:text-transform="none" fo:color="#657b83" style:font-name="monospace" fo:font-size="12pt" fo:letter-spacing="normal" fo:font-style="normal" fo:font-weight="normal" officeooo:rsid="000461b5"/>
    </style:style>
    <style:style style:name="T26" style:family="text">
      <style:text-properties fo:font-variant="normal" fo:text-transform="none" fo:color="#657b83" style:font-name="monospace" fo:font-size="12pt" fo:letter-spacing="normal" fo:font-style="normal" fo:font-weight="normal" officeooo:rsid="000371dd" style:font-style-asian="normal" style:font-style-complex="normal"/>
    </style:style>
    <style:style style:name="T27" style:family="text">
      <style:text-properties fo:font-variant="normal" fo:text-transform="none" fo:color="#657b83" style:font-name="monospace" fo:font-size="12pt" fo:letter-spacing="normal" fo:font-style="normal" fo:font-weight="normal" officeooo:rsid="000461b5" style:font-style-asian="normal" style:font-style-complex="normal"/>
    </style:style>
    <style:style style:name="T28" style:family="text">
      <style:text-properties fo:font-variant="normal" fo:text-transform="none" fo:color="#657b83" style:font-name="monospace" fo:font-size="12pt" fo:letter-spacing="normal" fo:font-style="normal" fo:font-weight="normal" officeooo:rsid="000c56b8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657b83" style:font-name="monospace" fo:font-size="12pt" fo:letter-spacing="normal" fo:font-style="normal" fo:font-weight="normal" officeooo:rsid="000371dd"/>
    </style:style>
    <style:style style:name="T30" style:family="text">
      <style:text-properties fo:font-variant="normal" fo:text-transform="none" fo:color="#657b83" style:font-name="monospace" fo:font-size="12pt" fo:letter-spacing="normal" fo:font-style="normal" style:font-style-asian="italic" style:font-style-complex="italic"/>
    </style:style>
    <style:style style:name="T31" style:family="text">
      <style:text-properties fo:font-variant="normal" fo:text-transform="none" fo:color="#657b83" style:font-name="monospace" fo:font-size="12pt" fo:letter-spacing="normal" fo:font-style="normal" officeooo:rsid="000461b5" style:font-style-asian="italic" style:font-style-complex="italic"/>
    </style:style>
    <style:style style:name="T32" style:family="text">
      <style:text-properties fo:font-variant="normal" fo:text-transform="none" fo:color="#657b83" style:font-name="monospace" fo:font-size="12pt" fo:letter-spacing="normal" fo:font-style="normal" officeooo:rsid="0007686f" style:font-style-asian="italic" style:font-style-complex="italic"/>
    </style:style>
    <style:style style:name="T33" style:family="text">
      <style:text-properties fo:font-variant="normal" fo:text-transform="none" fo:color="#657b83" style:font-name="monospace" fo:font-size="12pt" fo:letter-spacing="normal" fo:font-style="normal" fo:font-weight="bold" officeooo:rsid="000371dd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657b83" style:font-name="monospace" fo:font-size="12pt" fo:letter-spacing="normal" fo:font-style="normal" fo:font-weight="bold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fo:color="#657b83" style:font-name="monospace" fo:font-size="12pt" fo:letter-spacing="normal" fo:font-style="normal" fo:font-weight="bold" officeooo:rsid="0005793f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fo:color="#657b83" style:font-name="monospace" fo:font-size="12pt" fo:letter-spacing="normal" fo:font-style="normal" officeooo:rsid="0006b031" style:font-style-asian="normal" style:font-style-complex="normal"/>
    </style:style>
    <style:style style:name="T37" style:family="text">
      <style:text-properties fo:font-variant="normal" fo:text-transform="none" fo:color="#657b83" style:font-name="monospace" fo:font-size="12pt" fo:letter-spacing="normal" fo:font-weight="normal"/>
    </style:style>
    <style:style style:name="T38" style:family="text">
      <style:text-properties fo:font-variant="normal" fo:text-transform="none" fo:color="#657b83" style:font-name="monospace" fo:font-size="12pt" fo:letter-spacing="normal" fo:font-style="italic" fo:font-weight="normal" officeooo:rsid="000461b5" style:font-style-asian="italic" style:font-style-complex="italic"/>
    </style:style>
    <style:style style:name="T39" style:family="text">
      <style:text-properties fo:font-variant="normal" fo:text-transform="none" fo:color="#657b83" style:font-name="monospace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variant="normal" fo:text-transform="none" fo:color="#657b83" style:font-name="monospace" fo:font-size="12pt" fo:letter-spacing="normal" fo:font-style="italic" fo:font-weight="normal" officeooo:rsid="0006b031" style:font-style-asian="italic" style:font-weight-asian="normal" style:font-style-complex="italic" style:font-weight-complex="normal"/>
    </style:style>
    <style:style style:name="T41" style:family="text">
      <style:text-properties fo:font-variant="normal" fo:text-transform="none" fo:color="#657b83" style:font-name="monospace" fo:font-size="12pt" fo:letter-spacing="normal" fo:font-style="italic" fo:font-weight="normal" officeooo:rsid="0005793f" style:font-style-asian="italic" style:font-weight-asian="normal" style:font-style-complex="italic" style:font-weight-complex="normal"/>
    </style:style>
    <style:style style:name="T42" style:family="text">
      <style:text-properties fo:font-variant="normal" fo:text-transform="none" fo:color="#657b83" style:font-name="monospace" fo:font-size="12pt" fo:letter-spacing="normal" fo:font-style="italic" officeooo:rsid="0007686f" style:font-style-asian="italic" style:font-style-complex="italic"/>
    </style:style>
    <style:style style:name="T43" style:family="text">
      <style:text-properties fo:font-variant="normal" fo:text-transform="none" fo:color="#657b83" style:font-name="monospace" fo:font-size="12pt" fo:letter-spacing="normal" fo:font-weight="bold" officeooo:rsid="0007686f" style:font-weight-asian="bold" style:font-weight-complex="bold"/>
    </style:style>
    <style:style style:name="T44" style:family="text">
      <style:text-properties fo:font-variant="normal" fo:text-transform="none" fo:color="#657b83" style:font-name="monospace" fo:font-size="12pt" fo:letter-spacing="normal" officeooo:rsid="0006b031"/>
    </style:style>
    <style:style style:name="T45" style:family="text">
      <style:text-properties fo:font-variant="normal" fo:text-transform="none" fo:color="#657b83" style:font-name="monospace" fo:font-size="12pt" fo:letter-spacing="normal" style:font-style-asian="italic" style:font-style-complex="italic"/>
    </style:style>
    <style:style style:name="T46" style:family="text">
      <style:text-properties fo:font-variant="normal" fo:text-transform="none" fo:color="#657b83" style:font-name="monospace" fo:font-size="12pt" fo:letter-spacing="normal" officeooo:rsid="0006b031" style:font-style-asian="italic" style:font-style-complex="italic"/>
    </style:style>
    <style:style style:name="T47" style:family="text">
      <style:text-properties fo:font-variant="normal" fo:text-transform="none" fo:color="#657b83" style:font-name="monospace" fo:font-size="12pt" fo:letter-spacing="normal" officeooo:rsid="00098b60"/>
    </style:style>
    <style:style style:name="T48" style:family="text">
      <style:text-properties fo:font-variant="normal" fo:text-transform="none" fo:color="#657b83" fo:letter-spacing="normal"/>
    </style:style>
    <style:style style:name="T49" style:family="text">
      <style:text-properties fo:font-variant="normal" fo:text-transform="none" fo:color="#657b83" fo:letter-spacing="normal" officeooo:rsid="000371dd"/>
    </style:style>
    <style:style style:name="T50" style:family="text">
      <style:text-properties fo:font-variant="normal" fo:text-transform="none" fo:color="#657b83" fo:letter-spacing="normal" fo:background-color="#eeeeee" loext:char-shading-value="0"/>
    </style:style>
    <style:style style:name="T51" style:family="text">
      <style:text-properties fo:font-variant="normal" fo:text-transform="none" fo:color="#2aa198" style:font-name="monospace" fo:font-size="12pt" fo:letter-spacing="normal"/>
    </style:style>
    <style:style style:name="T52" style:family="text">
      <style:text-properties fo:font-variant="normal" fo:text-transform="none" fo:color="#2aa198" style:font-name="monospace" fo:font-size="12pt" fo:letter-spacing="normal" fo:font-style="normal" fo:font-weight="normal"/>
    </style:style>
    <style:style style:name="T53" style:family="text">
      <style:text-properties fo:font-variant="normal" fo:text-transform="none" fo:color="#2aa198" style:font-name="monospace" fo:font-size="12pt" fo:letter-spacing="normal" fo:font-style="normal" fo:font-weight="normal" officeooo:rsid="000371dd"/>
    </style:style>
    <style:style style:name="T54" style:family="text">
      <style:text-properties fo:font-variant="normal" fo:text-transform="none" fo:color="#2aa198" style:font-name="monospace" fo:font-size="12pt" fo:letter-spacing="normal" fo:font-style="normal" fo:font-weight="normal" officeooo:rsid="0006b031" style:font-style-asian="italic" style:font-weight-asian="normal" style:font-style-complex="italic" style:font-weight-complex="normal"/>
    </style:style>
    <style:style style:name="T55" style:family="text">
      <style:text-properties fo:font-variant="normal" fo:text-transform="none" fo:color="#2aa198" style:font-name="monospace" fo:font-size="12pt" fo:letter-spacing="normal" fo:font-style="normal" fo:font-weight="normal" officeooo:rsid="0007686f" style:font-style-asian="italic" style:font-weight-asian="normal" style:font-style-complex="italic" style:font-weight-complex="normal"/>
    </style:style>
    <style:style style:name="T56" style:family="text">
      <style:text-properties fo:font-variant="normal" fo:text-transform="none" fo:color="#2aa198" style:font-name="monospace" fo:font-size="12pt" fo:letter-spacing="normal" fo:font-style="normal" fo:font-weight="normal" officeooo:rsid="000c56b8" style:font-style-asian="italic" style:font-weight-asian="normal" style:font-style-complex="italic" style:font-weight-complex="normal"/>
    </style:style>
    <style:style style:name="T57" style:family="text">
      <style:text-properties fo:font-variant="normal" fo:text-transform="none" fo:color="#2aa198" style:font-name="monospace" fo:font-size="12pt" fo:letter-spacing="normal" fo:font-style="normal" fo:font-weight="normal" officeooo:rsid="0005793f" style:font-style-asian="italic" style:font-weight-asian="bold" style:font-style-complex="italic" style:font-weight-complex="bold"/>
    </style:style>
    <style:style style:name="T58" style:family="text">
      <style:text-properties fo:font-variant="normal" fo:text-transform="none" fo:color="#2aa198" style:font-name="monospace" fo:font-size="12pt" fo:letter-spacing="normal" fo:font-style="normal" fo:font-weight="normal" officeooo:rsid="0006b031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fo:color="#2aa198" style:font-name="monospace" fo:font-size="12pt" fo:letter-spacing="normal" fo:font-style="normal" fo:font-weight="normal" fo:background-color="#eeeeee" loext:char-shading-value="0"/>
    </style:style>
    <style:style style:name="T60" style:family="text">
      <style:text-properties fo:font-variant="normal" fo:text-transform="none" fo:color="#2aa198" style:font-name="monospace" fo:font-size="12pt" fo:letter-spacing="normal" fo:font-style="normal" fo:font-weight="normal" officeooo:rsid="000cb0a5" fo:background-color="#eeeeee" loext:char-shading-value="0"/>
    </style:style>
    <style:style style:name="T61" style:family="text">
      <style:text-properties fo:font-variant="normal" fo:text-transform="none" fo:color="#2aa198" style:font-name="monospace" fo:font-size="12pt" fo:letter-spacing="normal" fo:font-style="normal" fo:font-weight="normal" officeooo:rsid="000cb0a5" fo:background-color="#eeeeee" loext:char-shading-value="0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2aa198" style:font-name="monospace" fo:font-size="12pt" fo:letter-spacing="normal" fo:font-style="normal" fo:font-weight="normal" officeooo:rsid="000c56b8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2aa198" style:font-name="monospace" fo:font-size="12pt" fo:letter-spacing="normal" fo:font-style="normal" fo:font-weight="normal" officeooo:rsid="00098b60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2aa198" style:font-name="monospace" fo:font-size="12pt" fo:letter-spacing="normal" officeooo:rsid="00098b60"/>
    </style:style>
    <style:style style:name="T65" style:family="text">
      <style:text-properties fo:font-variant="normal" fo:text-transform="none" fo:color="#2aa198" style:font-name="monospace" fo:font-size="12pt" fo:letter-spacing="normal" officeooo:rsid="000c56b8"/>
    </style:style>
    <style:style style:name="T66" style:family="text">
      <style:text-properties fo:font-variant="normal" fo:text-transform="none" fo:color="#2aa198" style:font-name="monospace" fo:font-size="12pt" fo:letter-spacing="normal" style:font-style-asian="italic" style:font-style-complex="italic"/>
    </style:style>
    <style:style style:name="T67" style:family="text">
      <style:text-properties fo:font-variant="normal" fo:text-transform="none" fo:color="#2aa198" style:font-name="monospace" fo:font-size="12pt" fo:letter-spacing="normal" officeooo:rsid="0007686f" style:font-style-asian="italic" style:font-style-complex="italic"/>
    </style:style>
    <style:style style:name="T68" style:family="text">
      <style:text-properties fo:font-variant="normal" fo:text-transform="none" fo:color="#859900" style:font-name="monospace" fo:font-size="12pt" fo:letter-spacing="normal"/>
    </style:style>
    <style:style style:name="T69" style:family="text">
      <style:text-properties fo:font-variant="normal" fo:text-transform="none" fo:color="#859900" style:font-name="monospace" fo:font-size="12pt" fo:letter-spacing="normal" fo:font-style="normal" fo:font-weight="normal" style:font-style-asian="italic" style:font-weight-asian="normal" style:font-style-complex="italic" style:font-weight-complex="normal"/>
    </style:style>
    <style:style style:name="T70" style:family="text">
      <style:text-properties fo:font-variant="normal" fo:text-transform="none" fo:color="#859900" style:font-name="monospace" fo:font-size="12pt" fo:letter-spacing="normal" fo:font-style="normal" fo:font-weight="normal" officeooo:rsid="0006b031" style:font-style-asian="italic" style:font-weight-asian="normal" style:font-style-complex="italic" style:font-weight-complex="normal"/>
    </style:style>
    <style:style style:name="T71" style:family="text">
      <style:text-properties fo:font-variant="normal" fo:text-transform="none" fo:color="#859900" style:font-name="monospace" fo:font-size="12pt" fo:letter-spacing="normal" fo:font-style="normal" fo:font-weight="normal" officeooo:rsid="0005793f" style:font-style-asian="italic" style:font-weight-asian="normal" style:font-style-complex="italic" style:font-weight-complex="normal"/>
    </style:style>
    <style:style style:name="T72" style:family="text">
      <style:text-properties fo:font-variant="normal" fo:text-transform="none" fo:color="#859900" style:font-name="monospace" fo:font-size="12pt" fo:letter-spacing="normal" fo:font-style="normal" fo:font-weight="normal" officeooo:rsid="0005793f" style:font-style-asian="italic" style:font-weight-asian="bold" style:font-style-complex="italic" style:font-weight-complex="bold"/>
    </style:style>
    <style:style style:name="T73" style:family="text">
      <style:text-properties fo:font-variant="normal" fo:text-transform="none" fo:color="#859900" style:font-name="monospace" fo:font-size="12pt" fo:letter-spacing="normal" fo:font-style="normal" fo:font-weight="normal" fo:background-color="#eeeeee" loext:char-shading-value="0"/>
    </style:style>
    <style:style style:name="T74" style:family="text">
      <style:text-properties fo:font-variant="normal" fo:text-transform="none" fo:color="#859900" style:font-name="monospace" fo:font-size="12pt" fo:letter-spacing="normal" fo:font-style="normal" officeooo:rsid="0005793f" style:font-style-asian="italic" style:font-style-complex="italic"/>
    </style:style>
    <style:style style:name="T75" style:family="text">
      <style:text-properties fo:font-variant="normal" fo:text-transform="none" fo:color="#859900" style:font-name="monospace" fo:font-size="12pt" fo:letter-spacing="normal" officeooo:rsid="00098b60"/>
    </style:style>
    <style:style style:name="T76" style:family="text">
      <style:text-properties fo:font-variant="normal" fo:text-transform="none" fo:color="#dc322f" style:font-name="monospace" fo:font-size="12pt" fo:letter-spacing="normal" fo:font-style="normal" fo:font-weight="normal" officeooo:rsid="0006b031" style:font-style-asian="italic" style:font-weight-asian="normal" style:font-style-complex="italic" style:font-weight-complex="normal"/>
    </style:style>
    <style:style style:name="T77" style:family="text">
      <style:text-properties fo:font-variant="normal" fo:text-transform="none" fo:color="#dc322f" style:font-name="monospace" fo:font-size="12pt" fo:letter-spacing="normal" fo:font-style="normal" fo:font-weight="normal" officeooo:rsid="0005793f" style:font-style-asian="italic" style:font-weight-asian="bold" style:font-style-complex="italic" style:font-weight-complex="bold"/>
    </style:style>
    <style:style style:name="T78" style:family="text">
      <style:text-properties fo:font-variant="normal" fo:text-transform="none" fo:color="#dc322f" style:font-name="monospace" fo:font-size="12pt" fo:letter-spacing="normal" fo:font-style="normal" fo:font-weight="normal" fo:background-color="#eeeeee" loext:char-shading-value="0"/>
    </style:style>
    <style:style style:name="T79" style:family="text">
      <style:text-properties fo:font-variant="normal" fo:text-transform="none" fo:color="#dc322f" style:font-name="monospace" fo:font-size="12pt" fo:letter-spacing="normal" officeooo:rsid="0006b031" style:font-style-asian="italic" style:font-style-complex="italic"/>
    </style:style>
    <style:style style:name="T80" style:family="text">
      <style:text-properties fo:font-variant="normal" fo:text-transform="none" fo:color="#93a1a1" style:font-name="monospace" fo:font-size="12pt" fo:letter-spacing="normal"/>
    </style:style>
    <style:style style:name="T81" style:family="text">
      <style:text-properties fo:font-variant="normal" fo:text-transform="none" fo:color="#93a1a1" style:font-name="monospace" fo:font-size="12pt" fo:letter-spacing="normal" fo:font-style="normal" fo:font-weight="normal" officeooo:rsid="0006b031" style:font-style-asian="italic" style:font-weight-asian="normal" style:font-style-complex="italic" style:font-weight-complex="normal"/>
    </style:style>
    <style:style style:name="T82" style:family="text">
      <style:text-properties fo:font-variant="normal" fo:text-transform="none" fo:color="#93a1a1" style:font-name="monospace" fo:font-size="12pt" fo:letter-spacing="normal" fo:font-style="normal" fo:font-weight="normal" officeooo:rsid="0007686f" style:font-style-asian="italic" style:font-weight-asian="normal" style:font-style-complex="italic" style:font-weight-complex="normal"/>
    </style:style>
    <style:style style:name="T83" style:family="text">
      <style:text-properties fo:font-variant="normal" fo:text-transform="none" fo:color="#93a1a1" style:font-name="monospace" fo:font-size="12pt" fo:letter-spacing="normal" fo:font-style="normal" fo:font-weight="normal" officeooo:rsid="0005793f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93a1a1" style:font-name="monospace" fo:font-size="12pt" fo:letter-spacing="normal" fo:font-style="normal" fo:font-weight="normal" officeooo:rsid="0006b031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93a1a1" style:font-name="monospace" fo:font-size="12pt" fo:letter-spacing="normal" fo:font-style="normal" fo:font-weight="normal" fo:background-color="#eeeeee" loext:char-shading-value="0"/>
    </style:style>
    <style:style style:name="T86" style:family="text">
      <style:text-properties fo:font-variant="normal" fo:text-transform="none" fo:color="#93a1a1" style:font-name="monospace" fo:font-size="12pt" fo:letter-spacing="normal" fo:font-style="normal" fo:font-weight="normal" officeooo:rsid="00098b60" fo:background-color="#eeeeee" loext:char-shading-value="0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fo:color="#93a1a1" style:font-name="monospace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color="#93a1a1" style:font-name="monospace" fo:font-size="12pt" fo:letter-spacing="normal" fo:font-style="normal" fo:font-weight="normal" officeooo:rsid="00098b60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93a1a1" style:font-name="monospace" fo:font-size="12pt" fo:letter-spacing="normal" fo:font-style="normal" fo:font-weight="normal" officeooo:rsid="000cb0a5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93a1a1" style:font-name="monospace" fo:font-size="12pt" fo:letter-spacing="normal" fo:font-style="normal" fo:font-weight="bold" officeooo:rsid="00090268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93a1a1" style:font-name="monospace" fo:font-size="12pt" fo:letter-spacing="normal" officeooo:rsid="0009601d"/>
    </style:style>
    <style:style style:name="T92" style:family="text">
      <style:text-properties fo:font-variant="normal" fo:text-transform="none" fo:color="#93a1a1" style:font-name="monospace" fo:font-size="12pt" fo:letter-spacing="normal" style:font-style-asian="italic" style:font-style-complex="italic"/>
    </style:style>
    <style:style style:name="T93" style:family="text">
      <style:text-properties fo:font-variant="normal" fo:text-transform="none" fo:color="#93a1a1" style:font-name="monospace" fo:font-size="12pt" fo:letter-spacing="normal" officeooo:rsid="0006b031" style:font-style-asian="italic" style:font-style-complex="italic"/>
    </style:style>
    <style:style style:name="T94" style:family="text">
      <style:text-properties fo:font-variant="normal" fo:text-transform="none" fo:color="#93a1a1" style:font-name="monospace" fo:font-size="12pt" fo:letter-spacing="normal" officeooo:rsid="0007686f" style:font-style-asian="italic" style:font-style-complex="italic"/>
    </style:style>
    <style:style style:name="T95" style:family="text">
      <style:text-properties style:font-name="monospa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95">Destructuring assignment<text:line-break/><text:line-break/></text:span></text:p>
      <text:p text:style-name="P9"/>
      <text:p text:style-name="P9"/>
      <text:p text:style-name="P10"><text:span text:style-name="T37"/></text:p>
      <text:list xml:id="list1229037515056371719" text:style-name="L1">
        <text:list-item>
          <text:p text:style-name="P12"><text:span text:style-name="T33">What is Destructuring assignment ?</text:span></text:p>
          <text:p text:style-name="P12"><text:span text:style-name="T26">Destructuring assignment is one of the feature of ES6. With the help of destructuring, <text:s/>you <text:s/>assign properties of arrays or object to variable in a simpler way. The syntax looks similar to the array or object literals.</text:span></text:p>
          <text:p text:style-name="P12"><text:span text:style-name="T26"/></text:p>
          <text:p text:style-name="P12"><text:span text:style-name="T38">Exmaple (Without destructuring assignment)</text:span></text:p>
          <text:p text:style-name="P12"><text:span text:style-name="T27"/></text:p>
          <text:p text:style-name="P13"><text:span text:style-name="T27">var arr = </text:span><text:span text:style-name="Source_20_Text"><text:span text:style-name="T15">[‘</text:span></text:span><text:span text:style-name="Source_20_Text"><text:span text:style-name="T16">red</text:span></text:span><text:span text:style-name="Source_20_Text"><text:span text:style-name="T15">’,’</text:span></text:span><text:span text:style-name="Source_20_Text"><text:span text:style-name="T16">green</text:span></text:span><text:span text:style-name="Source_20_Text"><text:span text:style-name="T15">’,’</text:span></text:span><text:span text:style-name="Source_20_Text"><text:span text:style-name="T16">crimson</text:span></text:span><text:span text:style-name="Source_20_Text"><text:span text:style-name="T15">’]</text:span></text:span></text:p>
          <text:p text:style-name="P12"><text:span text:style-name="T9">var</text:span><text:span text:style-name="T49"> </text:span><text:span text:style-name="T25">apple</text:span><text:span text:style-name="T29">= </text:span><text:span text:style-name="T38">arr</text:span><text:span text:style-name="T29">[</text:span><text:span text:style-name="T53">0</text:span><text:span text:style-name="T29">]; </text:span></text:p>
          <text:p text:style-name="P8"><text:span text:style-name="T6">var</text:span><text:span text:style-name="T48"> </text:span><text:span text:style-name="T25">guava</text:span><text:span text:style-name="T12"> = </text:span><text:span text:style-name="T38">arr</text:span><text:span text:style-name="T12">[</text:span><text:span text:style-name="T52">1</text:span><text:span text:style-name="T12">]; </text:span></text:p>
          <text:p text:style-name="P8"><text:span text:style-name="T6">var</text:span><text:span text:style-name="T12"> </text:span><text:span text:style-name="T25">cherry</text:span><text:span text:style-name="T12"> = </text:span><text:span text:style-name="T38">arr</text:span><text:span text:style-name="T12">[</text:span><text:span text:style-name="T52">2</text:span><text:span text:style-name="T12">];</text:span></text:p>
          <text:p text:style-name="P8"><text:span text:style-name="T12"/></text:p>
          <text:p text:style-name="P11"><text:span text:style-name="T37">Exmaple (With destructuring assignment)</text:span></text:p>
          <text:p text:style-name="P1"><text:span text:style-name="Source_20_Text"><text:span text:style-name="T13"/></text:span></text:p>
          <text:p text:style-name="P1"><text:span text:style-name="Source_20_Text"><text:span text:style-name="T7">var</text:span></text:span><text:span text:style-name="Source_20_Text"><text:span text:style-name="T13"> [</text:span></text:span><text:span text:style-name="Source_20_Text"><text:span text:style-name="T14">apple</text:span></text:span><text:span text:style-name="Source_20_Text"><text:span text:style-name="T13">, </text:span></text:span><text:span text:style-name="Source_20_Text"><text:span text:style-name="T14">guava</text:span></text:span><text:span text:style-name="Source_20_Text"><text:span text:style-name="T13">, </text:span></text:span><text:span text:style-name="Source_20_Text"><text:span text:style-name="T14">cherry</text:span></text:span><text:span text:style-name="Source_20_Text"><text:span text:style-name="T13">] = </text:span></text:span><text:span text:style-name="Source_20_Text"><text:span text:style-name="T15">[‘</text:span></text:span><text:span text:style-name="Source_20_Text"><text:span text:style-name="T16">red</text:span></text:span><text:span text:style-name="Source_20_Text"><text:span text:style-name="T15">’,’</text:span></text:span><text:span text:style-name="Source_20_Text"><text:span text:style-name="T16">green</text:span></text:span><text:span text:style-name="Source_20_Text"><text:span text:style-name="T15">’,’</text:span></text:span><text:span text:style-name="Source_20_Text"><text:span text:style-name="T16">crimson</text:span></text:span><text:span text:style-name="Source_20_Text"><text:span text:style-name="T15">’]</text:span></text:span><text:span text:style-name="Source_20_Text"><text:span text:style-name="T13">;</text:span></text:span></text:p>
          <text:p text:style-name="P19"><text:span text:style-name="T12"><text:line-break/></text:span><text:span text:style-name="T38">With destructuring assignment, t</text:span><text:span text:style-name="T18">he code becomes more concise and readable</text:span></text:p>
        </text:list-item>
      </text:list>
      <text:p text:style-name="P7"><text:span text:style-name="T12"/></text:p>
      <text:p text:style-name="P9"/>
      <text:p text:style-name="P9"><text:span text:style-name="T12"/></text:p>
      <text:p text:style-name="P14"><text:span text:style-name="T18"/></text:p>
      <text:p text:style-name="P15"><text:span text:style-name="T18"/></text:p>
      <text:list xml:id="list6524893797156420082" text:style-name="L2">
        <text:list-item>
          <text:p text:style-name="P16"><text:span text:style-name="T31">D</text:span><text:span text:style-name="T30">estructuring arrays and iterables<text:line-break/></text:span><text:span text:style-name="T19">As we saw in one example of destructuring assignment on a array.<text:line-break/></text:span></text:p>
          <text:p text:style-name="P16"><text:span text:style-name="T19">The general synytax is -</text:span></text:p>
          <text:p text:style-name="P16"><text:span text:style-name="T39">[variable1,variable2,....variableN] = array;</text:span></text:p>
          <text:p text:style-name="P16"><text:span text:style-name="T39"/></text:p>
          <text:p text:style-name="P17"><text:span text:style-name="T39">This will assign variable1 through variableN to the corresponding item in the array. You can add var, let or const in front of the assignment.<text:line-break/></text:span></text:p>
        </text:list-item>
      </text:list>
      <text:p text:style-name="P18"><text:span text:style-name="T40"/></text:p>
      <text:p text:style-name="P18"><text:span text:style-name="T40"/></text:p>
      <text:list xml:id="list203904385465492" text:continue-numbering="true" text:style-name="L2">
        <text:list-item>
          <text:p text:style-name="P17"><text:soft-page-break/><text:span text:style-name="T36">You can also nest patterns as deep as you would like</text:span><text:span text:style-name="T40"><text:line-break/>Example</text:span></text:p>
          <text:p text:style-name="P20"><text:span text:style-name="T70">var</text:span><text:span text:style-name="T40"> </text:span><text:span text:style-name="T20">[a, [[b], c]] = [</text:span><text:span text:style-name="T54">1</text:span><text:span text:style-name="T20">, [[</text:span><text:span text:style-name="T54">2</text:span><text:span text:style-name="T20">], </text:span><text:span text:style-name="T54">3</text:span><text:span text:style-name="T20">]]; </text:span><text:span text:style-name="T40"><text:line-break/></text:span><text:span text:style-name="T76">console</text:span><text:span text:style-name="T20">.log(a); </text:span><text:span text:style-name="T81">// 1</text:span><text:span text:style-name="T40"> </text:span></text:p>
          <text:p text:style-name="P20"><text:span text:style-name="T76">console</text:span><text:span text:style-name="T20">.log(b); </text:span><text:span text:style-name="T81">// 2</text:span><text:span text:style-name="T40"> </text:span></text:p>
          <text:p text:style-name="P20"><text:span text:style-name="T76">console</text:span><text:span text:style-name="T20">.log(c) </text:span><text:span text:style-name="T81">// 3</text:span><text:span text:style-name="T41"><text:line-break/></text:span></text:p>
        </text:list-item>
        <text:list-item>
          <text:p text:style-name="P27"><text:span text:style-name="T44">You can also skip items in the array</text:span></text:p>
          <text:p text:style-name="P20"><text:span text:style-name="T40">Example:</text:span></text:p>
          <text:p text:style-name="P21"><text:span text:style-name="T72">var</text:span><text:span text:style-name="T35"> </text:span><text:span text:style-name="T23">[,,</text:span><text:span text:style-name="T24">cherry</text:span><text:span text:style-name="T23">] = [</text:span><text:span text:style-name="T57">"</text:span><text:span text:style-name="T58">red</text:span><text:span text:style-name="T57">"</text:span><text:span text:style-name="T23">, </text:span><text:span text:style-name="T57">"</text:span><text:span text:style-name="T58">green</text:span><text:span text:style-name="T57">"</text:span><text:span text:style-name="T23">, </text:span><text:span text:style-name="T57">"</text:span><text:span text:style-name="T58">crimson</text:span><text:span text:style-name="T57">"</text:span><text:span text:style-name="T23">]; </text:span><text:span text:style-name="T77">console</text:span><text:span text:style-name="T23">.log(</text:span><text:span text:style-name="T24">cherry</text:span><text:span text:style-name="T23">); </text:span><text:span text:style-name="T83">// "</text:span><text:span text:style-name="T84">crimson”</text:span><text:span text:style-name="T35"><text:line-break/></text:span></text:p>
        </text:list-item>
        <text:list-item>
          <text:p text:style-name="P26"><text:span text:style-name="T43">You can also capture, all the trailing items in the array</text:span></text:p>
          <text:p text:style-name="P24"><text:span text:style-name="T42">Example</text:span><text:span text:style-name="T32">:</text:span></text:p>
          <text:p text:style-name="P24"><text:span text:style-name="T32"><text:line-break/></text:span><text:span text:style-name="T74">var</text:span><text:span text:style-name="T32"> [a, ...tail] = [1,2,3,4,5];</text:span></text:p>
          <text:p text:style-name="P21"><text:span text:style-name="T76">console</text:span><text:span text:style-name="T20">.log(</text:span><text:span text:style-name="T21">tail</text:span><text:span text:style-name="T20">) </text:span><text:span text:style-name="T81">// </text:span><text:span text:style-name="T82">[2,3,4,5]</text:span><text:span text:style-name="T35"><text:line-break/></text:span></text:p>
        </text:list-item>
        <text:list-item>
          <text:p text:style-name="P25"><text:span text:style-name="T35">W</text:span><text:span text:style-name="T34">hen you try to access elements of an array that are out of bounds or doesn’t exists, you get same result as by indexing.<text:line-break/><text:line-break/></text:span><text:span text:style-name="T71">var </text:span><text:span text:style-name="T69">[a,b,c]= [1,2];</text:span></text:p>
          <text:p text:style-name="P22"><text:span text:style-name="T76">console</text:span><text:span text:style-name="T20">.log(</text:span><text:span text:style-name="T21">c</text:span><text:span text:style-name="T20">) </text:span><text:span text:style-name="T81">// </text:span><text:span text:style-name="T82">undefined</text:span></text:p>
        </text:list-item>
      </text:list>
      <text:p text:style-name="P34"><text:span text:style-name="T82"/></text:p>
      <text:p text:style-name="P34"><text:span text:style-name="T82"/></text:p>
      <text:p text:style-name="P34"><text:span text:style-name="T82"/></text:p>
      <text:p text:style-name="P34"><text:span text:style-name="T82"/></text:p>
      <text:p text:style-name="P34"><text:span text:style-name="T82"/></text:p>
      <text:p text:style-name="P34"><text:span text:style-name="T82"/></text:p>
      <text:p text:style-name="P34"><text:span text:style-name="T82"/></text:p>
      <text:p text:style-name="P34"><text:span text:style-name="T82"/></text:p>
      <text:p text:style-name="P34"><text:span text:style-name="T82"/></text:p>
      <text:p text:style-name="P34"><text:span text:style-name="T82"/></text:p>
      <text:p text:style-name="P34"><text:soft-page-break/><text:span text:style-name="T82"/></text:p>
      <text:list xml:id="list203905679939286" text:continue-numbering="true" text:style-name="L2">
        <text:list-item>
          <text:p text:style-name="P22"><text:span text:style-name="T90">Destructuring Objects</text:span></text:p>
          <text:p text:style-name="P28"><text:span text:style-name="T80">Destructuring of objects allows you to assign variables to a object properties. </text:span><text:span text:style-name="T91">Just specify the property being bound, followed by the variable whose value you want to bind.</text:span></text:p>
          <text:p text:style-name="P29"><text:span text:style-name="T91">E</text:span><text:span text:style-name="T80">xample</text:span></text:p>
          <text:p text:style-name="P29"><text:span text:style-name="T68">var</text:span><text:span text:style-name="T11"> car = { </text:span><text:span text:style-name="T5">name</text:span><text:span text:style-name="T11">: </text:span><text:span text:style-name="T51">"Mclaren"</text:span><text:span text:style-name="T11"> }; </text:span></text:p>
          <text:p text:style-name="P30"><text:span text:style-name="T68">var</text:span><text:span text:style-name="T11"> { </text:span><text:span text:style-name="T5">name</text:span><text:span text:style-name="T11">: vehicleA } = car; </text:span></text:p>
          <text:p text:style-name="P31"><text:span text:style-name="T79">console</text:span><text:span text:style-name="T46">.log(</text:span><text:span text:style-name="T11">vehicleA</text:span><text:span text:style-name="T46">) </text:span><text:span text:style-name="T93">// </text:span><text:span text:style-name="T94"><text:s/></text:span><text:span text:style-name="T67">”</text:span><text:span text:style-name="T65">M</text:span><text:span text:style-name="T51">claren”</text:span></text:p>
          <text:p text:style-name="P31"><text:span text:style-name="T51"/></text:p>
        </text:list-item>
        <text:list-item>
          <text:p text:style-name="P32"><text:span text:style-name="T94">T</text:span><text:span text:style-name="T92">here is a shortcut syntax, if you use variable name same as property name of the Object.<text:line-break/><text:line-break/>Example<text:line-break/><text:line-break/></text:span><text:span text:style-name="T75">var</text:span><text:span text:style-name="T47"> car = { </text:span><text:span text:style-name="T10">name</text:span><text:span text:style-name="T47">: </text:span><text:span text:style-name="T64">"Mclaren"</text:span><text:span text:style-name="T47"> , </text:span><text:span text:style-name="T5">color</text:span><text:span text:style-name="T47">: </text:span><text:span text:style-name="T64">"</text:span><text:span text:style-name="T51">Red</text:span><text:span text:style-name="T64">"</text:span><text:span text:style-name="T47">};<text:line-break/><text:line-break/></text:span><text:span text:style-name="T75">var</text:span><text:span text:style-name="T11"> {name,color} = car;</text:span></text:p>
          <text:p text:style-name="P23"><text:span text:style-name="T28"><text:line-break/></text:span><text:span text:style-name="T76">console</text:span><text:span text:style-name="T20">.log(</text:span><text:span text:style-name="T22">name</text:span><text:span text:style-name="T20">) </text:span><text:span text:style-name="T81">// </text:span><text:span text:style-name="T82"><text:s/></text:span><text:span text:style-name="T55">”</text:span><text:span text:style-name="T62">M</text:span><text:span text:style-name="T63">claren”<text:line-break/></text:span><text:span text:style-name="T76">console</text:span><text:span text:style-name="T20">.log(</text:span><text:span text:style-name="T22">color</text:span><text:span text:style-name="T20">) </text:span><text:span text:style-name="T81">// </text:span><text:span text:style-name="T82"><text:s/></text:span><text:span text:style-name="T55">”</text:span><text:span text:style-name="T56">Red</text:span><text:span text:style-name="T63">”</text:span></text:p>
        </text:list-item>
      </text:list>
      <text:p text:style-name="P35"><text:span text:style-name="T63"/></text:p>
      <text:p text:style-name="P35"><text:span text:style-name="T63"/></text:p>
      <text:list xml:id="list203906065957024" text:continue-numbering="true" text:style-name="L2">
        <text:list-item>
          <text:p text:style-name="P23"><text:span text:style-name="T89">Also same like destructuring a array</text:span><text:span text:style-name="T88">, you can nest and combine further destructuring:</text:span></text:p>
          <text:p text:style-name="P36"><text:span text:style-name="T88">e</text:span><text:span text:style-name="T87">xample</text:span></text:p>
          <text:p text:style-name="P4"><text:span text:style-name="Source_20_Text"><text:span text:style-name="T73">var</text:span></text:span><text:span text:style-name="Source_20_Text"><text:span text:style-name="T13"> </text:span></text:span><text:span text:style-name="Source_20_Text"><text:span text:style-name="T17">complexObj</text:span></text:span><text:span text:style-name="Source_20_Text"><text:span text:style-name="T13"> = {</text:span></text:span></text:p>
          <text:p text:style-name="P4"><text:span text:style-name="Source_20_Text"><text:span text:style-name="T50"><text:s text:c="2"/></text:span></text:span><text:span text:style-name="Source_20_Text"><text:span text:style-name="T8">items</text:span></text:span><text:span text:style-name="Source_20_Text"><text:span text:style-name="T13">: [</text:span></text:span></text:p>
          <text:p text:style-name="P4"><text:span text:style-name="Source_20_Text"><text:span text:style-name="T50"><text:s text:c="4"/></text:span></text:span><text:span text:style-name="Source_20_Text"><text:span text:style-name="T59">"</text:span></text:span><text:span text:style-name="Source_20_Text"><text:span text:style-name="T60">apple</text:span></text:span><text:span text:style-name="Source_20_Text"><text:span text:style-name="T59">"</text:span></text:span><text:span text:style-name="Source_20_Text"><text:span text:style-name="T13">,</text:span></text:span></text:p>
          <text:p text:style-name="P4"><text:span text:style-name="Source_20_Text"><text:span text:style-name="T50"><text:s text:c="4"/></text:span></text:span><text:span text:style-name="Source_20_Text"><text:span text:style-name="T13">{ </text:span></text:span><text:span text:style-name="Source_20_Text"><text:span text:style-name="T8">car</text:span></text:span><text:span text:style-name="Source_20_Text"><text:span text:style-name="T13">: </text:span></text:span><text:span text:style-name="Source_20_Text"><text:span text:style-name="T59">"</text:span></text:span><text:span text:style-name="Source_20_Text"><text:span text:style-name="T60">Mclaren</text:span></text:span><text:span text:style-name="Source_20_Text"><text:span text:style-name="T59">"</text:span></text:span><text:span text:style-name="Source_20_Text"><text:span text:style-name="T13"> }</text:span></text:span></text:p>
          <text:p text:style-name="P4"><text:span text:style-name="Source_20_Text"><text:span text:style-name="T50"><text:s text:c="2"/></text:span></text:span><text:span text:style-name="Source_20_Text"><text:span text:style-name="T13">]</text:span></text:span></text:p>
          <text:p text:style-name="P4"><text:span text:style-name="Source_20_Text"><text:span text:style-name="T13">};</text:span></text:span></text:p>
          <text:p text:style-name="P4"/>
          <text:p text:style-name="P4"><text:span text:style-name="Source_20_Text"><text:span text:style-name="T73">var</text:span></text:span><text:span text:style-name="Source_20_Text"><text:span text:style-name="T13"> { </text:span></text:span><text:span text:style-name="Source_20_Text"><text:span text:style-name="T8">items</text:span></text:span><text:span text:style-name="Source_20_Text"><text:span text:style-name="T13">: [</text:span></text:span><text:span text:style-name="Source_20_Text"><text:span text:style-name="T17">a</text:span></text:span><text:span text:style-name="Source_20_Text"><text:span text:style-name="T13">, { </text:span></text:span><text:span text:style-name="Source_20_Text"><text:span text:style-name="T17">car</text:span></text:span><text:span text:style-name="Source_20_Text"><text:span text:style-name="T13"> }] } = </text:span></text:span><text:span text:style-name="Source_20_Text"><text:span text:style-name="T17">complexObj</text:span></text:span><text:span text:style-name="Source_20_Text"><text:span text:style-name="T13">;</text:span></text:span></text:p>
          <text:p text:style-name="P4"/>
          <text:p text:style-name="P4"><text:span text:style-name="Source_20_Text"><text:span text:style-name="T78">console</text:span></text:span><text:span text:style-name="Source_20_Text"><text:span text:style-name="T13">.log(</text:span></text:span><text:span text:style-name="Source_20_Text"><text:span text:style-name="T17">a</text:span></text:span><text:span text:style-name="Source_20_Text"><text:span text:style-name="T13">);</text:span></text:span></text:p>
          <text:p text:style-name="P4"><text:span text:style-name="Source_20_Text"><text:span text:style-name="T85">// "</text:span></text:span><text:span text:style-name="Source_20_Text"><text:span text:style-name="T60">apple</text:span></text:span><text:span text:style-name="Source_20_Text"><text:span text:style-name="T85">"</text:span></text:span></text:p>
          <text:p text:style-name="P4"><text:span text:style-name="Source_20_Text"><text:span text:style-name="T78">console</text:span></text:span><text:span text:style-name="Source_20_Text"><text:span text:style-name="T13">.log(</text:span></text:span><text:span text:style-name="Source_20_Text"><text:span text:style-name="T17">car</text:span></text:span><text:span text:style-name="Source_20_Text"><text:span text:style-name="T13">);</text:span></text:span></text:p>
          <text:p text:style-name="P2"><text:span text:style-name="Source_20_Text"><text:span text:style-name="T86">// "</text:span></text:span><text:span text:style-name="Source_20_Text"><text:span text:style-name="T61">Mclaren</text:span></text:span><text:span text:style-name="Source_20_Text"><text:span text:style-name="T86">"</text:span></text:span></text:p>
        </text:list-item>
      </text:list>
      <text:list xml:id="list6947019578787576594" text:style-name="L4">
        <text:list-item>
          <text:p text:style-name="P37"><text:soft-page-break/><text:span text:style-name="T2">Performing destructure on properties that are absent in the object, you </text:span><text:span text:style-name="Source_20_Text"><text:span text:style-name="T3">get undefined</text:span></text:span><text:span text:style-name="T2">:</text:span></text:p>
          <text:p text:style-name="P37"><text:span text:style-name="Source_20_Text"><text:span text:style-name="T73">var</text:span></text:span><text:span text:style-name="Source_20_Text"><text:span text:style-name="T13"> { </text:span></text:span><text:span text:style-name="Source_20_Text"><text:span text:style-name="T17">name</text:span></text:span><text:span text:style-name="Source_20_Text"><text:span text:style-name="T13"> } = {};</text:span></text:span></text:p>
          <text:p text:style-name="P5"><text:span text:style-name="Source_20_Text"><text:span text:style-name="T78">console</text:span></text:span><text:span text:style-name="Source_20_Text"><text:span text:style-name="T13">.log(</text:span></text:span><text:span text:style-name="Source_20_Text"><text:span text:style-name="T17">name</text:span></text:span><text:span text:style-name="Source_20_Text"><text:span text:style-name="T13">);</text:span></text:span></text:p>
          <text:p text:style-name="P3"><text:span text:style-name="Source_20_Text"><text:span text:style-name="T85">// undefined</text:span></text:span></text:p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arial" svg:font-family="arial, sans-serif-light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7:00:15.644151312</meta:creation-date>
    <dc:date>2019-07-12T20:39:03.982625010</dc:date>
    <meta:editing-duration>PT45S</meta:editing-duration>
    <meta:editing-cycles>1</meta:editing-cycles>
    <meta:document-statistic meta:table-count="0" meta:image-count="0" meta:object-count="0" meta:page-count="4" meta:paragraph-count="62" meta:word-count="440" meta:character-count="2448" meta:non-whitespace-character-count="2084"/>
    <meta:generator>LibreOffice/5.1.6.2$Linux_X86_64 LibreOffice_project/10m0$Build-2</meta:generator>
  </office:meta>
</office:document-meta>
</file>